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Liberation Sans" fo:font-weight="bold" officeooo:rsid="00482e08" officeooo:paragraph-rsid="0048b273" style:font-weight-asian="bold" style:font-weight-complex="bold"/>
    </style:style>
    <style:style style:name="P2" style:family="paragraph" style:parent-style-name="Standard">
      <loext:graphic-properties draw:fill="none" draw:fill-color="#ffffff" draw:opacity="100%"/>
      <style:paragraph-properties fo:margin-top="0.201cm" fo:margin-bottom="0.201cm" style:contextual-spacing="false" fo:background-color="transparent"/>
      <style:text-properties style:font-name="Liberation Sans" fo:font-weight="bold" officeooo:rsid="00482e08" officeooo:paragraph-rsid="004a60f1" style:font-weight-asian="bold" style:font-weight-complex="bold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Liberation Sans" fo:font-weight="bold" officeooo:rsid="004b58d6" officeooo:paragraph-rsid="004b58d6" style:font-weight-asian="bold" style:font-weight-complex="bold"/>
    </style:style>
    <style:style style:name="P4" style:family="paragraph" style:parent-style-name="Standard">
      <style:paragraph-properties fo:margin-top="0.201cm" fo:margin-bottom="0.201cm" style:contextual-spacing="false"/>
      <style:text-properties style:font-name="Liberation Sans" fo:font-weight="bold" officeooo:rsid="004b58d6" officeooo:paragraph-rsid="004b5cdc" style:font-weight-asian="bold" style:font-weight-complex="bold"/>
    </style:style>
    <style:style style:name="P5" style:family="paragraph" style:parent-style-name="Standard">
      <style:paragraph-properties fo:margin-top="0.201cm" fo:margin-bottom="0.201cm" style:contextual-spacing="false"/>
      <style:text-properties style:font-name="Liberation Sans" fo:font-weight="bold" officeooo:rsid="004b58d6" officeooo:paragraph-rsid="004c6771" style:font-weight-asian="bold" style:font-weight-complex="bold"/>
    </style:style>
    <style:style style:name="P6" style:family="paragraph" style:parent-style-name="Standard">
      <style:paragraph-properties fo:margin-top="0.201cm" fo:margin-bottom="0.201cm" style:contextual-spacing="false"/>
      <style:text-properties style:font-name="Liberation Sans" fo:font-weight="bold" officeooo:rsid="004e32f8" officeooo:paragraph-rsid="004e32f8" style:font-weight-asian="bold" style:font-weight-complex="bold"/>
    </style:style>
    <style:style style:name="P7" style:family="paragraph" style:parent-style-name="Standard">
      <style:paragraph-properties fo:margin-top="0.201cm" fo:margin-bottom="0.201cm" style:contextual-spacing="false"/>
      <style:text-properties style:font-name="Liberation Sans" fo:font-weight="bold" officeooo:rsid="004fc35f" officeooo:paragraph-rsid="004fc35f" style:font-weight-asian="bold" style:font-weight-complex="bold"/>
    </style:style>
    <style:style style:name="P8" style:family="paragraph" style:parent-style-name="Standard">
      <style:paragraph-properties fo:margin-top="0.201cm" fo:margin-bottom="0.201cm" style:contextual-spacing="false"/>
      <style:text-properties style:font-name="Liberation Sans" fo:font-weight="bold" officeooo:rsid="00510914" officeooo:paragraph-rsid="00510914" style:font-weight-asian="bold" style:font-weight-complex="bold"/>
    </style:style>
    <style:style style:name="P9" style:family="paragraph" style:parent-style-name="Standard">
      <style:paragraph-properties fo:margin-top="0.201cm" fo:margin-bottom="0.201cm" style:contextual-spacing="false"/>
      <style:text-properties style:font-name="Liberation Sans" fo:font-weight="normal" officeooo:rsid="00482e08" officeooo:paragraph-rsid="00482e08" style:font-weight-asian="normal" style:font-weight-complex="normal"/>
    </style:style>
    <style:style style:name="P10" style:family="paragraph" style:parent-style-name="Standard">
      <loext:graphic-properties draw:fill="none" draw:fill-color="#ffffff" draw:opacity="100%"/>
      <style:paragraph-properties fo:margin-top="0.201cm" fo:margin-bottom="0.201cm" style:contextual-spacing="false" fo:background-color="transparent"/>
      <style:text-properties style:font-name="Liberation Sans" style:text-underline-style="solid" style:text-underline-width="auto" style:text-underline-color="font-color" fo:font-weight="bold" officeooo:rsid="0057d9a8" officeooo:paragraph-rsid="0057d9a8" style:font-weight-asian="bold" style:font-weight-complex="bold"/>
    </style:style>
    <style:style style:name="P11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5245ae" officeooo:paragraph-rsid="005245ae" style:font-weight-asian="bold" style:font-weight-complex="bold"/>
    </style:style>
    <style:style style:name="P12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526d6a" officeooo:paragraph-rsid="00526d6a" style:font-weight-asian="bold" style:font-weight-complex="bold"/>
    </style:style>
    <style:style style:name="P13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543c91" officeooo:paragraph-rsid="00543c91" style:font-weight-asian="bold" style:font-weight-complex="bold"/>
    </style:style>
    <style:style style:name="P14" style:family="paragraph" style:parent-style-name="Standard">
      <loext:graphic-properties draw:fill="none" draw:fill-color="#ffffff" draw:opacity="100%"/>
      <style:paragraph-properties fo:margin-top="0.201cm" fo:margin-bottom="0.201cm" style:contextual-spacing="false" fo:background-color="transparent"/>
      <style:text-properties style:font-name="Liberation Sans" style:text-underline-style="none" fo:font-weight="bold" officeooo:rsid="00543c91" officeooo:paragraph-rsid="00543c91" style:font-weight-asian="bold" style:font-weight-complex="bold"/>
    </style:style>
    <style:style style:name="P15" style:family="paragraph" style:parent-style-name="Standard">
      <loext:graphic-properties draw:fill="none" draw:fill-color="#ffffff" draw:opacity="100%"/>
      <style:paragraph-properties fo:margin-top="0.201cm" fo:margin-bottom="0.201cm" style:contextual-spacing="false" fo:background-color="transparent"/>
      <style:text-properties style:font-name="Liberation Sans" style:text-underline-style="none" fo:font-weight="bold" officeooo:rsid="0057d9a8" officeooo:paragraph-rsid="0057d9a8" style:font-weight-asian="bold" style:font-weight-complex="bold"/>
    </style:style>
    <style:style style:name="P16" style:family="paragraph" style:parent-style-name="Standard" style:list-style-name="L1">
      <style:paragraph-properties fo:margin-top="0.201cm" fo:margin-bottom="0.201cm" style:contextual-spacing="false"/>
      <style:text-properties style:font-name="Liberation Sans" fo:font-weight="normal" officeooo:rsid="00482e08" officeooo:paragraph-rsid="00482e08" style:font-weight-asian="normal" style:font-weight-complex="normal"/>
    </style:style>
    <style:style style:name="P17" style:family="paragraph" style:parent-style-name="Standard" style:list-style-name="L1">
      <style:paragraph-properties fo:margin-top="0.201cm" fo:margin-bottom="0.201cm" style:contextual-spacing="false"/>
      <style:text-properties style:font-name="Liberation Sans" fo:font-weight="normal" officeooo:rsid="004c6771" officeooo:paragraph-rsid="004e32f8" style:font-weight-asian="normal" style:font-weight-complex="normal"/>
    </style:style>
    <style:style style:name="P18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482e08" officeooo:paragraph-rsid="0048b273" style:font-weight-asian="bold" style:font-weight-complex="bold"/>
    </style:style>
    <style:style style:name="P19" style:family="paragraph" style:parent-style-name="Standard" style:list-style-name="L1">
      <loext:graphic-properties draw:fill="solid" draw:fill-color="#ffff00" draw:opacity="100%"/>
      <style:paragraph-properties fo:margin-top="0.201cm" fo:margin-bottom="0.201cm" style:contextual-spacing="false" fo:break-before="page" fo:background-color="#ffff00"/>
      <style:text-properties style:font-name="Liberation Sans" fo:font-weight="bold" officeooo:rsid="00482e08" officeooo:paragraph-rsid="004a60f1" style:font-weight-asian="bold" style:font-weight-complex="bold"/>
    </style:style>
    <style:style style:name="P20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4b58d6" officeooo:paragraph-rsid="004b58d6" style:font-weight-asian="bold" style:font-weight-complex="bold"/>
    </style:style>
    <style:style style:name="P21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4b58d6" officeooo:paragraph-rsid="004b5cdc" style:font-weight-asian="bold" style:font-weight-complex="bold"/>
    </style:style>
    <style:style style:name="P22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4b58d6" officeooo:paragraph-rsid="004c6771" style:font-weight-asian="bold" style:font-weight-complex="bold"/>
    </style:style>
    <style:style style:name="P23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4e32f8" officeooo:paragraph-rsid="004e32f8" style:font-weight-asian="bold" style:font-weight-complex="bold"/>
    </style:style>
    <style:style style:name="P24" style:family="paragraph" style:parent-style-name="Standard" style:list-style-name="L1">
      <style:paragraph-properties fo:margin-top="0.201cm" fo:margin-bottom="0.201cm" style:contextual-spacing="false"/>
      <style:text-properties style:font-name="Liberation Sans" fo:font-weight="bold" officeooo:rsid="004e32f8" officeooo:paragraph-rsid="004e32f8" style:font-weight-asian="bold" style:font-weight-complex="bold"/>
    </style:style>
    <style:style style:name="P25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4fc35f" officeooo:paragraph-rsid="00510914" style:font-weight-asian="bold" style:font-weight-complex="bold"/>
    </style:style>
    <style:style style:name="P26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4fc35f" officeooo:paragraph-rsid="004fc35f" style:font-weight-asian="bold" style:font-weight-complex="bold"/>
    </style:style>
    <style:style style:name="P27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510914" officeooo:paragraph-rsid="00510914" style:font-weight-asian="bold" style:font-weight-complex="bold"/>
    </style:style>
    <style:style style:name="P28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5245ae" officeooo:paragraph-rsid="005245ae" style:font-weight-asian="bold" style:font-weight-complex="bold"/>
    </style:style>
    <style:style style:name="P29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526d6a" officeooo:paragraph-rsid="00526d6a" style:font-weight-asian="bold" style:font-weight-complex="bold"/>
    </style:style>
    <style:style style:name="P30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543c91" officeooo:paragraph-rsid="00543c91" style:font-weight-asian="bold" style:font-weight-complex="bold"/>
    </style:style>
    <style:style style:name="P31" style:family="paragraph" style:parent-style-name="Standard" style:list-style-name="L1">
      <loext:graphic-properties draw:fill="solid" draw:fill-color="#ffff00" draw:opacity="100%"/>
      <style:paragraph-properties fo:margin-top="0.201cm" fo:margin-bottom="0.201cm" style:contextual-spacing="false" fo:break-before="page" fo:background-color="#ffff00"/>
      <style:text-properties style:font-name="Liberation Sans" style:text-underline-style="none" fo:font-weight="bold" officeooo:rsid="00543c91" officeooo:paragraph-rsid="00543c91" style:font-weight-asian="bold" style:font-weight-complex="bold"/>
    </style:style>
    <style:style style:name="P32" style:family="paragraph" style:parent-style-name="Standard" style:list-style-name="L1">
      <loext:graphic-properties draw:fill="none" draw:fill-color="#ffffff" draw:opacity="100%"/>
      <style:paragraph-properties fo:margin-top="0.201cm" fo:margin-bottom="0.201cm" style:contextual-spacing="false" fo:break-before="page" fo:background-color="transparent"/>
      <style:text-properties style:font-name="Liberation Sans" style:text-underline-style="none" fo:font-weight="bold" officeooo:rsid="0057d9a8" officeooo:paragraph-rsid="0057d9a8" style:font-weight-asian="bold" style:font-weight-complex="bold"/>
    </style:style>
    <style:style style:name="P33" style:family="paragraph" style:parent-style-name="Standard" style:list-style-name="L1">
      <loext:graphic-properties draw:fill="none" draw:fill-color="#ffffff" draw:opacity="100%"/>
      <style:paragraph-properties fo:margin-top="0.201cm" fo:margin-bottom="0.201cm" style:contextual-spacing="false" fo:background-color="transparent"/>
      <style:text-properties style:text-position="0% 100%" style:font-name="Liberation Sans" style:text-underline-style="none" fo:font-weight="normal" officeooo:rsid="0057d9a8" officeooo:paragraph-rsid="0057d9a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b5cdc" style:font-weight-asian="normal" style:font-weight-complex="normal"/>
    </style:style>
    <style:style style:name="T3" style:family="text">
      <style:text-properties fo:font-weight="normal" officeooo:rsid="004c6771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4c6771" style:font-weight-asian="normal" style:font-weight-complex="normal"/>
    </style:style>
    <style:style style:name="T10" style:family="text">
      <style:text-properties style:text-position="0% 100%" fo:font-weight="normal" officeooo:rsid="00510914" style:font-weight-asian="normal" style:font-weight-complex="normal"/>
    </style:style>
    <style:style style:name="T1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fo:font-style="italic" officeooo:rsid="004c6771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sub 58%" fo:font-weight="normal" officeooo:rsid="004c6771" style:font-weight-asian="normal" style:font-weight-complex="normal"/>
    </style:style>
    <style:style style:name="T17" style:family="text">
      <style:text-properties officeooo:rsid="004b5cdc"/>
    </style:style>
    <style:style style:name="T18" style:family="text">
      <style:text-properties fo:font-size="12pt" fo:font-weight="normal" officeooo:rsid="004c6771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6">Definición de base.</text:p>
        </text:list-item>
      </text:list>
      <text:p text:style-name="P9"/>
      <text:list text:continue-numbering="true" text:style-name="L1">
        <text:list-item>
          <text:p text:style-name="P18">Demuestre:<text:span text:style-name="T1"> Si </text:span><text:span text:style-name="T14">B</text:span><text:span text:style-name="T1"> = { v</text:span><text:span text:style-name="T15">1</text:span><text:span text:style-name="T1">, v</text:span><text:span text:style-name="T15">2</text:span><text:span text:style-name="T1">, ... , v</text:span><text:span text:style-name="T15">n</text:span><text:span text:style-name="T1"> } es una base de un EV </text:span><text:span text:style-name="T14">V</text:span><text:span text:style-name="T1">, entonces todo vector en</text:span><text:span text:style-name="T14"> V</text:span><text:span text:style-name="T1"> puede escribirse de una y sólo de una forma como CL de vectores de </text:span><text:span text:style-name="T14">B</text:span><text:span text:style-name="T1">.</text:span></text:p>
        </text:list-item>
      </text:list>
      <text:p text:style-name="P1"><text:span text:style-name="T1"/></text:p>
      <text:list text:continue-numbering="true" text:style-name="L1">
        <text:list-item>
          <text:p text:style-name="P18">Demuestre: <text:span text:style-name="T1">Si </text:span><text:span text:style-name="T14">B</text:span><text:span text:style-name="T1"> = { v</text:span><text:span text:style-name="T15">1</text:span><text:span text:style-name="T1">, v</text:span><text:span text:style-name="T15">2</text:span><text:span text:style-name="T1">, … , v</text:span><text:span text:style-name="T15">n </text:span><text:span text:style-name="T1">} es una base de un EV </text:span><text:span text:style-name="T14">V</text:span><text:span text:style-name="T1">, entonces todo conjunto que contiene más de n vectores en </text:span><text:span text:style-name="T14">V</text:span><text:span text:style-name="T1"> es LD.</text:span></text:p>
        </text:list-item>
      </text:list>
      <text:p text:style-name="P2"/>
      <text:list text:continue-numbering="true" text:style-name="L1">
        <text:list-item>
          <text:p text:style-name="P19">Demuestre: <text:span text:style-name="T1">Si un EV tiene una base con n vectores, entonces toda base de V tiene n vectores.</text:span></text:p>
        </text:list-item>
      </text:list>
      <text:p text:style-name="P3"/>
      <text:list text:continue-numbering="true" text:style-name="L1">
        <text:list-item>
          <text:p text:style-name="P20">Defina: <text:span text:style-name="T1">Dimension de un espacio vectorial.</text:span></text:p>
        </text:list-item>
      </text:list>
      <text:p text:style-name="P3"><text:span text:style-name="T1"/></text:p>
      <text:list text:continue-numbering="true" text:style-name="L1">
        <text:list-item>
          <text:p text:style-name="P21">Defina: <text:span text:style-name="T2">Vector coordenadas.</text:span></text:p>
        </text:list-item>
      </text:list>
      <text:p text:style-name="P4"><text:span text:style-name="T2"/></text:p>
      <text:list text:continue-numbering="true" text:style-name="L1">
        <text:list-item>
          <text:p text:style-name="P22"><text:span text:style-name="T17">Defina: </text:span><text:span text:style-name="T3">Transformación lineal.</text:span></text:p>
        </text:list-item>
      </text:list>
      <text:p text:style-name="P5"><text:span text:style-name="T3"/></text:p>
      <text:list text:continue-numbering="true" text:style-name="L1">
        <text:list-item>
          <text:p text:style-name="P23"><text:span text:style-name="T3">¿</text:span><text:span text:style-name="T1">Por qué se dice que una transformación lineal conserva operaciones</text:span><text:span text:style-name="T3">?</text:span></text:p>
        </text:list-item>
      </text:list>
      <text:p text:style-name="P6"><text:span text:style-name="T3"/></text:p>
      <text:list text:continue-numbering="true" text:style-name="L1">
        <text:list-item>
          <text:p text:style-name="P23"><text:span text:style-name="T3">Sean </text:span><text:span text:style-name="T13">V</text:span><text:span text:style-name="T3"> y </text:span><text:span text:style-name="T13">W</text:span><text:span text:style-name="T3"> EV, T : </text:span><text:span text:style-name="T13">V</text:span><text:span text:style-name="T3"> </text:span><text:span text:style-name="T18">→</text:span><text:span text:style-name="T3"> </text:span><text:span text:style-name="T13">W</text:span><text:span text:style-name="T3"> una TL y u, v ∈ </text:span><text:span text:style-name="T13">V</text:span><text:span text:style-name="T3">. Entonces, valen lass iguientes propiedades:</text:span></text:p>
          <text:list>
            <text:list-item>
              <text:p text:style-name="P17">T(0) = 0</text:p>
            </text:list-item>
            <text:list-item>
              <text:p text:style-name="P17">T(−v) = −T(v)</text:p>
            </text:list-item>
            <text:list-item>
              <text:p text:style-name="P17">T(u − v) = T(u) − T(v)</text:p>
            </text:list-item>
            <text:list-item>
              <text:p text:style-name="P24"><text:span text:style-name="T3">Si v = c</text:span><text:span text:style-name="T16">1</text:span><text:span text:style-name="T3">v</text:span><text:span text:style-name="T16">1</text:span><text:span text:style-name="T3"> + c</text:span><text:span text:style-name="T16">2</text:span><text:span text:style-name="T1">v</text:span><text:span text:style-name="T16">2</text:span><text:span text:style-name="T9"> </text:span><text:span text:style-name="T3">+ ... + c</text:span><text:span text:style-name="T16">n</text:span><text:span text:style-name="T1">V</text:span><text:span text:style-name="T16">n</text:span><text:span text:style-name="T3"> , entonces:<text:line-break/><text:line-break/>T(v) = <text:s/>c</text:span><text:span text:style-name="T16">1</text:span><text:span text:style-name="T9">T(</text:span><text:span text:style-name="T3">v</text:span><text:span text:style-name="T16">1</text:span><text:span text:style-name="T8">)</text:span><text:span text:style-name="T3"> + c</text:span><text:span text:style-name="T16">2</text:span><text:span text:style-name="T9">T(v</text:span><text:span text:style-name="T16">2</text:span><text:span text:style-name="T8">)</text:span><text:span text:style-name="T9"> </text:span><text:span text:style-name="T3">+ ... + c</text:span><text:span text:style-name="T16">n</text:span><text:span text:style-name="T9">T(v</text:span><text:span text:style-name="T16">n</text:span><text:span text:style-name="T8">)</text:span></text:p>
            </text:list-item>
          </text:list>
        </text:list-item>
      </text:list>
      <text:p text:style-name="P6"><text:span text:style-name="T8"/></text:p>
      <text:list text:continue-numbering="true" text:style-name="L1">
        <text:list-item>
          <text:p text:style-name="P25"><text:span text:style-name="T7">Defina:</text:span><text:span text:style-name="T8"> Núcleo </text:span><text:span text:style-name="T10">de una transformación lineal</text:span><text:span text:style-name="T8">.</text:span></text:p>
        </text:list-item>
      </text:list>
      <text:p text:style-name="P7"><text:span text:style-name="T8"/></text:p>
      <text:list text:continue-numbering="true" text:style-name="L1">
        <text:list-item>
          <text:p text:style-name="P26"><text:span text:style-name="T7">Defina: </text:span><text:span text:style-name="T8">Imagen </text:span><text:span text:style-name="T10">de una transformación lineal</text:span><text:span text:style-name="T8">.</text:span></text:p>
        </text:list-item>
      </text:list>
      <text:p text:style-name="P7"><text:span text:style-name="T8"/></text:p>
      <text:list text:continue-numbering="true" text:style-name="L1">
        <text:list-item>
          <text:p text:style-name="P27"><text:span text:style-name="T7">Demuestre:</text:span><text:span text:style-name="T8"> El kernel de la transformación lineal T : </text:span><text:span text:style-name="T12">V</text:span><text:span text:style-name="T8"> → </text:span><text:span text:style-name="T12">W</text:span><text:span text:style-name="T8"> es un subespacio del dominio </text:span><text:span text:style-name="T12">V</text:span><text:span text:style-name="T8">.</text:span></text:p>
        </text:list-item>
      </text:list>
      <text:p text:style-name="P8"><text:span text:style-name="T8"/></text:p>
      <text:list text:continue-numbering="true" text:style-name="L1">
        <text:list-item>
          <text:p text:style-name="P27"><text:span text:style-name="T7">Corolario:</text:span><text:span text:style-name="T8"> Sea T : </text:span><text:span text:style-name="T12">R</text:span><text:span text:style-name="T6">n </text:span><text:span text:style-name="T8">→ </text:span><text:span text:style-name="T12">R</text:span><text:span text:style-name="T6">m</text:span><text:span text:style-name="T8"> la transformación lineal definida por T(x) = Ax. Entonces el kernel de T es igual al espacio solución del SEL Ax = 0.</text:span></text:p>
        </text:list-item>
      </text:list>
      <text:p text:style-name="P8"><text:span text:style-name="T8"/></text:p>
      <text:list text:continue-numbering="true" text:style-name="L1">
        <text:list-item>
          <text:p text:style-name="P27"><text:span text:style-name="T7">Demuestre:</text:span><text:span text:style-name="T8"> La imagen de una transformación lineal<text:line-break/>T : </text:span><text:span text:style-name="T12">V → W</text:span><text:span text:style-name="T8"> es un subespacio de </text:span><text:span text:style-name="T12">W</text:span><text:span text:style-name="T8">.</text:span></text:p>
        </text:list-item>
      </text:list>
      <text:p text:style-name="P8"><text:span text:style-name="T8"/></text:p>
      <text:list text:continue-numbering="true" text:style-name="L1">
        <text:list-item>
          <text:p text:style-name="P28"><text:span text:style-name="T7">Defina: </text:span><text:span text:style-name="T8">Rango y nulidad de una transformación lineal.</text:span></text:p>
        </text:list-item>
      </text:list>
      <text:p text:style-name="P11"><text:span text:style-name="T8"/></text:p>
      <text:list text:continue-numbering="true" text:style-name="L1">
        <text:list-item>
          <text:p text:style-name="P29"><text:span text:style-name="T7">Enuncie</text:span><text:span text:style-name="T8"> el teorema de la dimensión.</text:span></text:p>
        </text:list-item>
      </text:list>
      <text:p text:style-name="P12"><text:span text:style-name="T8"/></text:p>
      <text:list text:continue-numbering="true" text:style-name="L1">
        <text:list-item>
          <text:p text:style-name="P30"><text:span text:style-name="T7">Defina:</text:span><text:span text:style-name="T8"> Cambio de base.</text:span></text:p>
        </text:list-item>
      </text:list>
      <text:p text:style-name="P13"><text:span text:style-name="T8"/></text:p>
      <text:list text:continue-numbering="true" text:style-name="L1">
        <text:list-item>
          <text:p text:style-name="P31"><text:span text:style-name="T8">Si </text:span><text:span text:style-name="T7">P</text:span><text:span text:style-name="T8"> es la matriz de transición de una base </text:span><text:span text:style-name="T12">B</text:span><text:span text:style-name="T8"> a una base </text:span><text:span text:style-name="T12">B’</text:span><text:span text:style-name="T7"> </text:span><text:span text:style-name="T8">, entonces </text:span><text:span text:style-name="T7">P</text:span><text:span text:style-name="T8"> es invertible y la matriz de transición de </text:span><text:span text:style-name="T7">B’ </text:span><text:span text:style-name="T8">a </text:span><text:span text:style-name="T7">B</text:span><text:span text:style-name="T8"> está dada por </text:span><text:span text:style-name="T7">P</text:span><text:span text:style-name="T4">-1</text:span><text:span text:style-name="T8">.</text:span></text:p>
        </text:list-item>
      </text:list>
      <text:p text:style-name="P14"><text:span text:style-name="T8"/></text:p>
      <text:list text:continue-numbering="true" text:style-name="L1">
        <text:list-item>
          <text:p text:style-name="P32"><text:span text:style-name="T7">Defina:</text:span><text:span text:style-name="T8"> Semejanza de matrices.</text:span></text:p>
        </text:list-item>
      </text:list>
      <text:p text:style-name="P15"><text:span text:style-name="T8"/></text:p>
      <text:list text:continue-numbering="true" text:style-name="L1">
        <text:list-item>
          <text:p text:style-name="P32"><text:span text:style-name="T7">Demuestre: </text:span><text:span text:style-name="T8">Sean A, B y C matrices cuadradas de orden n, entonces:</text:span></text:p>
          <text:list>
            <text:list-item>
              <text:p text:style-name="P33">A es semejante a A.</text:p>
            </text:list-item>
            <text:list-item>
              <text:p text:style-name="P33">Si A es semejante a B, entonces B es semejante a A.</text:p>
            </text:list-item>
            <text:list-item>
              <text:p text:style-name="P33">Si A es semejante a B y B es semejante a C, entonces A es semejante a C.</text:p>
            </text:list-item>
          </text:list>
        </text:list-item>
      </text:list>
      <text:p text:style-name="P10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45:44.946606947</meta:creation-date>
    <dc:date>2024-12-07T17:38:46.999738901</dc:date>
    <meta:editing-duration>PT10H49M39S</meta:editing-duration>
    <meta:editing-cycles>75</meta:editing-cycles>
    <meta:generator>LibreOffice/24.2.7.2$Linux_X86_64 LibreOffice_project/420$Build-2</meta:generator>
    <meta:print-date>2024-11-28T22:27:38.036583981</meta:print-date>
    <meta:printed-by>Archivos PDF</meta:printed-by>
    <meta:document-statistic meta:table-count="0" meta:image-count="0" meta:object-count="0" meta:page-count="20" meta:paragraph-count="27" meta:word-count="374" meta:character-count="1736" meta:non-whitespace-character-count="1414"/>
  </office:meta>
</office:document-meta>
</file>